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imSun1" svg:font-family="SimSun, 宋体" style:font-pitch="variable"/>
    <style:font-face style:name="Mangal2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" style:list-style-name="WW8Num2">
      <style:paragraph-properties fo:margin-top="0cm" fo:margin-bottom="0cm" fo:text-align="justify" style:justify-single-word="false"/>
    </style:style>
    <style:style style:name="P2" style:family="paragraph" style:parent-style-name="List" style:list-style-name="WW8Num4">
      <style:paragraph-properties fo:margin-left="1.136cm" fo:margin-right="0cm" fo:margin-top="0cm" fo:margin-bottom="0cm" fo:text-align="justify" style:justify-single-word="false" fo:text-indent="-0.635cm" style:auto-text-indent="false">
        <style:tab-stops>
          <style:tab-stop style:position="-0.134cm"/>
        </style:tab-stops>
      </style:paragraph-properties>
    </style:style>
    <style:style style:name="P3" style:family="paragraph" style:parent-style-name="List" style:list-style-name="WW8Num4">
      <style:paragraph-properties fo:margin-left="1.136cm" fo:margin-right="0cm" fo:margin-top="0cm" fo:margin-bottom="0cm" fo:text-align="justify" style:justify-single-word="false" fo:text-indent="-0.635cm" style:auto-text-indent="false">
        <style:tab-stops>
          <style:tab-stop style:position="-0.134cm"/>
        </style:tab-stops>
      </style:paragraph-properties>
      <style:text-properties style:font-name-complex="Times New Roman"/>
    </style:style>
    <style:style style:name="P4" style:family="paragraph" style:parent-style-name="List">
      <style:paragraph-properties fo:margin-left="0.885cm" fo:margin-right="0cm" fo:margin-top="0cm" fo:margin-bottom="0cm" fo:text-align="justify" style:justify-single-word="false" fo:text-indent="0cm" style:auto-text-indent="false"/>
    </style:style>
    <style:style style:name="P5" style:family="paragraph" style:parent-style-name="List">
      <style:paragraph-properties fo:margin-top="0.423cm" fo:margin-bottom="0cm" fo:text-align="justify" style:justify-single-word="false"/>
      <style:text-properties fo:font-weight="bold" style:font-weight-asian="bold" style:font-name-complex="Times New Roman" style:font-weight-complex="bold"/>
    </style:style>
    <style:style style:name="P6" style:family="paragraph" style:parent-style-name="List">
      <style:paragraph-properties fo:margin-top="0.423cm" fo:margin-bottom="0cm" fo:text-align="justify" style:justify-single-word="false"/>
      <style:text-properties fo:color="#000000" fo:font-weight="bold" style:font-weight-asian="bold" style:font-name-complex="Times New Roman" style:font-weight-complex="bold"/>
    </style:style>
    <style:style style:name="P7" style:family="paragraph" style:parent-style-name="List">
      <style:paragraph-properties fo:margin-left="11.255cm" fo:margin-right="0cm" fo:margin-top="0.423cm" fo:margin-bottom="0cm" fo:text-align="justify" style:justify-single-word="false" fo:text-indent="0cm" style:auto-text-indent="false"/>
      <style:text-properties fo:color="#000000" fo:font-weight="bold" style:font-weight-asian="bold" style:font-name-complex="Times New Roman" style:font-weight-complex="bol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P10" style:family="paragraph" style:parent-style-name="Text_20_body" style:list-style-name="WW8Num4">
      <style:text-properties fo:color="#000000" fo:font-size="10pt" style:font-size-asian="10pt" style:font-name-complex="Times New Roman" style:font-size-complex="10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 style:list-style-name="WW8Num4"/>
    <style:style style:name="P13" style:family="paragraph" style:parent-style-name="Text_20_body" style:master-page-name="Standard">
      <style:paragraph-properties fo:margin-top="0.847cm" fo:margin-bottom="0.212cm" fo:text-align="center" style:justify-single-word="false" style:page-number="auto"/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P14" style:family="paragraph" style:parent-style-name="Text_20_body" style:list-style-name="WW8Num2">
      <style:paragraph-properties fo:margin-top="0.106cm" fo:margin-bottom="0cm" style:line-height-at-least="0.176cm"/>
    </style:style>
    <style:style style:name="P15" style:family="paragraph" style:parent-style-name="Text_20_body">
      <style:paragraph-properties fo:margin-left="0.501cm" fo:margin-right="0cm" fo:margin-top="0.106cm" fo:margin-bottom="0cm" style:line-height-at-least="0.176cm" fo:text-indent="-0.501cm" style:auto-text-indent="false"/>
    </style:style>
    <style:style style:name="P16" style:family="paragraph" style:parent-style-name="Text_20_body" style:list-style-name="WW8Num2">
      <style:paragraph-properties fo:margin-left="0.501cm" fo:margin-right="0cm" fo:margin-top="0.106cm" fo:margin-bottom="0cm" style:line-height-at-least="0.176cm" fo:text-indent="-0.501cm" style:auto-text-indent="false"/>
    </style:style>
    <style:style style:name="P17" style:family="paragraph" style:parent-style-name="Text_20_body" style:list-style-name="WW8Num2">
      <style:paragraph-properties fo:margin-left="0.501cm" fo:margin-right="0cm" fo:margin-top="0.106cm" fo:margin-bottom="0cm" style:line-height-at-least="0.176cm" fo:text-align="justify" style:justify-single-word="false" fo:text-indent="-0.501cm" style:auto-text-indent="false"/>
    </style:style>
    <style:style style:name="P18" style:family="paragraph" style:parent-style-name="Text_20_body" style:list-style-name="WW8Num2">
      <style:paragraph-properties fo:margin-left="0.501cm" fo:margin-right="0cm" fo:margin-top="0.106cm" fo:margin-bottom="0cm" style:line-height-at-least="0.176cm" fo:text-indent="-0.501cm" style:auto-text-indent="false"/>
      <style:text-properties fo:color="#000000" fo:font-size="10pt" fo:font-weight="bold" style:font-size-asian="10pt" style:font-weight-asian="bold" style:font-name-complex="Times New Roman" style:font-size-complex="10pt"/>
    </style:style>
    <style:style style:name="P19" style:family="paragraph" style:parent-style-name="Text_20_body">
      <style:paragraph-properties fo:margin-left="0.501cm" fo:margin-right="0cm" fo:margin-top="0.106cm" fo:margin-bottom="0cm" style:line-height-at-least="0.176cm" fo:text-indent="0cm" style:auto-text-indent="false"/>
      <style:text-properties fo:color="#000000" fo:font-size="10pt" style:font-size-asian="10pt" style:font-name-complex="Times New Roman" style:font-size-complex="10pt" style:font-weight-complex="bold"/>
    </style:style>
    <style:style style:name="P20" style:family="paragraph" style:parent-style-name="Text_20_body">
      <style:paragraph-properties fo:margin-left="0.501cm" fo:margin-right="0cm" fo:margin-top="0.106cm" fo:margin-bottom="0cm" style:line-height-at-least="0.176cm" fo:text-indent="0cm" style:auto-text-indent="false"/>
    </style:style>
    <style:style style:name="P21" style:family="paragraph" style:parent-style-name="Text_20_body">
      <style:paragraph-properties fo:margin-left="0.501cm" fo:margin-right="0cm" fo:margin-top="0cm" fo:margin-bottom="0cm" fo:text-indent="0cm" style:auto-text-indent="false"/>
    </style:style>
    <style:style style:name="P22" style:family="paragraph" style:parent-style-name="Text_20_body">
      <style:paragraph-properties fo:margin-left="0.501cm" fo:margin-right="0cm" fo:margin-top="0cm" fo:margin-bottom="0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0.501cm" fo:margin-right="0cm" fo:margin-top="0cm" fo:margin-bottom="0cm" fo:text-indent="0cm" style:auto-text-indent="false"/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P24" style:family="paragraph" style:parent-style-name="Text_20_body" style:list-style-name="WW8Num1">
      <style:paragraph-properties fo:margin-left="0.501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color="#000000" fo:font-size="10pt" style:font-size-asian="10pt" style:font-name-complex="Times New Roman" style:font-size-complex="10pt" style:font-weight-complex="bold"/>
    </style:style>
    <style:style style:name="P25" style:family="paragraph" style:parent-style-name="Text_20_body">
      <style:paragraph-properties fo:margin-top="0cm" fo:margin-bottom="0cm"/>
    </style:style>
    <style:style style:name="P26" style:family="paragraph" style:parent-style-name="Text_20_body">
      <style:paragraph-properties fo:margin-left="0.501cm" fo:margin-right="0cm" fo:margin-top="0.106cm" fo:margin-bottom="0cm" style:line-height-at-least="0.176cm" fo:text-align="justify" style:justify-single-word="false" fo:text-indent="0.501cm" style:auto-text-indent="false"/>
      <style:text-properties fo:color="#000000" fo:font-size="10pt" style:font-size-asian="10pt" style:font-name-complex="Times New Roman" style:font-size-complex="10pt" style:font-weight-complex="bold"/>
    </style:style>
    <style:style style:name="P27" style:family="paragraph" style:parent-style-name="Text_20_body">
      <style:paragraph-properties fo:margin-left="0.501cm" fo:margin-right="0cm" fo:margin-top="0cm" fo:margin-bottom="0cm" fo:text-align="justify" style:justify-single-word="false" fo:orphans="2" fo:widows="2" fo:text-indent="0.501cm" style:auto-text-indent="false"/>
    </style:style>
    <style:style style:name="P28" style:family="paragraph" style:parent-style-name="Text_20_body">
      <style:paragraph-properties fo:margin-left="0.501cm" fo:margin-right="0cm" fo:margin-top="0cm" fo:margin-bottom="0cm" fo:text-align="justify" style:justify-single-word="false" fo:orphans="2" fo:widows="2" fo:text-indent="0.501cm" style:auto-text-indent="false"/>
      <style:text-properties fo:color="#000000" fo:font-size="10pt" style:font-size-asian="10pt" style:font-name-complex="Times New Roman" style:font-size-complex="10pt" style:font-weight-complex="bold"/>
    </style:style>
    <style:style style:name="P29" style:family="paragraph" style:parent-style-name="Text_20_body">
      <style:paragraph-properties fo:margin-left="0.885cm" fo:margin-right="0cm" fo:margin-top="0cm" fo:margin-bottom="0cm" fo:text-align="justify" style:justify-single-word="false" fo:orphans="2" fo:widows="2" fo:text-indent="0cm" style:auto-text-indent="false"/>
      <style:text-properties fo:color="#000000" fo:background-color="#ffffff" style:font-name-complex="Times New Roman" style:font-weight-complex="bold"/>
    </style:style>
    <style:style style:name="P30" style:family="paragraph" style:parent-style-name="Text_20_body">
      <style:paragraph-properties fo:margin-left="0.25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color="#000000" fo:background-color="#ffffff" style:font-name-complex="Times New Roman" style:font-weight-complex="bold"/>
    </style:style>
    <style:style style:name="T1" style:family="text">
      <style:text-properties fo:font-weight="bold" style:font-weight-asian="bold" style:font-name-complex="Times New Roman" style:font-weight-complex="bold"/>
    </style:style>
    <style:style style:name="T2" style:family="text">
      <style:text-properties fo:font-weight="bold" fo:background-color="#ffffff" style:font-weight-asian="bold" style:font-name-complex="Times New Roman"/>
    </style:style>
    <style:style style:name="T3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T4" style:family="text">
      <style:text-properties fo:font-size="10pt" style:font-size-asian="10pt" style:font-name-complex="Times New Roman" style:font-size-complex="10pt"/>
    </style:style>
    <style:style style:name="T5" style:family="text">
      <style:text-properties fo:font-size="10pt" style:font-size-asian="10pt" style:font-name-complex="Times New Roman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-complex="Times New Roman"/>
    </style:style>
    <style:style style:name="T8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T9" style:family="text"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T10" style:family="text">
      <style:text-properties fo:color="#000000" fo:font-size="10pt" style:font-size-asian="10pt" style:font-name-complex="Times New Roman" style:font-size-complex="10pt"/>
    </style:style>
    <style:style style:name="T11" style:family="text">
      <style:text-properties fo:color="#000000" fo:font-size="10pt" style:font-size-asian="10pt" style:font-name-complex="Times New Roman" style:font-size-complex="10pt" style:font-weight-complex="bold"/>
    </style:style>
    <style:style style:name="T12" style:family="text">
      <style:text-properties fo:color="#000000" fo:font-weight="bold" style:font-weight-asian="bold" style:font-name-complex="Times New Roman" style:font-weight-complex="bold"/>
    </style:style>
    <style:style style:name="T13" style:family="text">
      <style:text-properties fo:color="#000000" fo:font-weight="bold" fo:background-color="#ffffff" style:font-weight-asian="bold" style:font-name-complex="Times New Roman" style:font-weight-complex="bold"/>
    </style:style>
    <style:style style:name="T14" style:family="text">
      <style:text-properties fo:color="#000000" fo:background-color="#ffffff" style:font-name-complex="Times New Roman" style:font-weight-complex="bold"/>
    </style:style>
    <style:style style:name="T15" style:family="text">
      <style:text-properties fo:color="#1d2129" fo:font-size="10pt" style:font-size-asian="10pt" style:font-name-complex="Times New Roman" style:font-size-complex="10pt"/>
    </style:style>
    <style:style style:name="T16" style:family="text">
      <style:text-properties fo:color="#1d2129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/>REGULAMIN</text:p>
      <text:p text:style-name="P9">OTWARTYCH MISTRZOSTW RADOMIA SENIORÓW W SZACHACH </text:p>
      <text:p text:style-name="P11"><text:span text:style-name="T8">13.03.2020 <text:s/>R.</text:span></text:p>
      <text:list xml:id="list8604921588996293305" text:style-name="WW8Num2">
        <text:list-item>
          <text:p text:style-name="P16"><text:span text:style-name="T9">Celem</text:span><text:span text:style-name="T8"> turnieju jest:</text:span></text:p>
        </text:list-item>
      </text:list>
      <text:list xml:id="list8790085990860621070" text:style-name="WW8Num4">
        <text:list-item>
          <text:p text:style-name="P12"><text:span text:style-name="T10">Wyłonienie Mistrza Radomia Seniorów w Szachach’2020; </text:span></text:p>
        </text:list-item>
        <text:list-item>
          <text:p text:style-name="P10">Stworzenie warunków dla wymiany doświadczeń wśród szachistów biorących udział w turnieju;</text:p>
        </text:list-item>
        <text:list-item>
          <text:p text:style-name="P10">Popularyzowanie szachów wśród mieszkańców Radomia, szachistów spoza Radomia oraz innych osób zainteresowanych udziałem w turnieju;</text:p>
        </text:list-item>
        <text:list-item>
          <text:p text:style-name="P10">Integracja i sportowa rywalizacja. </text:p>
        </text:list-item>
      </text:list>
      <text:list xml:id="list30569395" text:continue-list="list8604921588996293305" text:style-name="WW8Num2">
        <text:list-item>
          <text:p text:style-name="P16"><text:span text:style-name="T8"><text:s/></text:span><text:span text:style-name="T9">Organizatorzy</text:span><text:span text:style-name="T8">: </text:span><text:span text:style-name="T10">Organizatorem jest Uczniowski Klub Sportowy „Roszada”, <text:s/>Kapituła Kultury Szachowej i Akademia Szachowa Marka Niedźwieckiego.</text:span><text:span text:style-name="T8"> </text:span><text:span text:style-name="T10">Partnerem jest Katolickie Liceum Ogólnokształcące im. św. Filipa Neri w <text:s/>Radomiu. </text:span></text:p>
        </text:list-item>
        <text:list-item>
          <text:p text:style-name="P18">Patronat honorowy: </text:p>
        </text:list-item>
        <text:list-item>
          <text:p text:style-name="P18">Miejsce rozgrywek:</text:p>
        </text:list-item>
      </text:list>
      <text:p text:style-name="P19">Otwarte Mistrzostwa Radomia Seniorów w Szachach rozegrane zostaną w <text:s/>Katolickim Liceum Ogólnokształcącym im. św. Filipa Neri w <text:s/>Radomiu, ul. Grzybowska 22. </text:p>
      <text:list xml:id="list30588373" text:continue-numbering="true" text:style-name="WW8Num2">
        <text:list-item>
          <text:p text:style-name="P16"><text:span text:style-name="T9">System rozgrywek:</text:span><text:span text:style-name="T11"> Turniej zostanie rozegrany systemem szwajcarskim na dystansie 9 rund z tempem P'5.</text:span></text:p>
        </text:list-item>
      </text:list>
      <text:p text:style-name="P19">Dopuszcza się inny system rozgrywek, w zależności od liczby zgłoszeń.</text:p>
      <text:list xml:id="list30588827" text:continue-numbering="true" text:style-name="WW8Num2">
        <text:list-item>
          <text:p text:style-name="P16"><text:span text:style-name="T9">Zgłoszenia: </text:span><text:span text:style-name="T11">Zgłoszenia należy przesłać w terminie do 11.03.2020 r. poprzez stronę internetową:</text:span></text:p>
        </text:list-item>
      </text:list>
      <text:p text:style-name="P20"><text:a xlink:type="simple" xlink:href="http://www.chessarbiter.com/turnieje/2020/ti_1010/registration_form.html?l=pl" text:style-name="Internet_20_link" text:visited-style-name="Visited_20_Internet_20_Link"><text:span text:style-name="Internet_20_link"><text:span text:style-name="T5">http://www.chessarbiter.com/turnieje/2020/ti_1010/registration_form.html?l=pl</text:span></text:span></text:a><text:span text:style-name="T11"> </text:span></text:p>
      <text:p text:style-name="P20"><text:span text:style-name="T11">W zgłoszeniu należy podać: nazwisko i imię, dokładną datę urodzenia, posiadaną kategorię szachową, ranking FIDE. Można również zarejestrować się za pomocą poczty elektronicznej, przesyłając ww. dane na adres: </text:span><text:a xlink:type="simple" xlink:href="mailto:uks.roszada@gmail.com" text:style-name="Internet_20_link" text:visited-style-name="Visited_20_Internet_20_Link"><text:span text:style-name="Internet_20_link"><text:span text:style-name="T5">uks.roszada@gmail.com</text:span></text:span></text:a><text:span text:style-name="T5"> </text:span><text:span text:style-name="T4"><text:s/>lub w dniu zawodów.</text:span></text:p>
      <text:p text:style-name="P22"><text:span text:style-name="Internet_20_link"><text:span text:style-name="T11">Liczba miejsc w turnieju jest ograniczona – decyduje kolejność zgłoszeń.</text:span></text:span></text:p>
      <text:list xml:id="list30593406" text:continue-numbering="true" text:style-name="WW8Num2">
        <text:list-item>
          <text:p text:style-name="P16"><text:span text:style-name="T9">Opłata</text:span><text:span text:style-name="T3"> startowa: </text:span></text:p>
        </text:list-item>
      </text:list>
      <text:p text:style-name="P20"><text:span text:style-name="T3">-seniorzy:</text:span><text:span text:style-name="T5"> 40 zł</text:span></text:p>
      <text:p text:style-name="P20"><text:span text:style-name="T3">-juniorzy</text:span><text:span text:style-name="T9">: </text:span><text:span text:style-name="T5"><text:s/>20 zł</text:span></text:p>
      <text:p text:style-name="P15"><text:span text:style-name="T9">Uczniowie, kadra pedagogiczna Katolickiego Liceum Ogólnokształcącym im. św. Filipa Neri, renciści i emeryci <text:s/>są zwolnieni z opłaty startowej.</text:span></text:p>
      <text:list xml:id="list30568240" text:continue-numbering="true" text:style-name="WW8Num2">
        <text:list-item>
          <text:p text:style-name="P16"><text:span text:style-name="T9">Program</text:span><text:span text:style-name="T3"> zawodów: 13.03.2020 r. (piątek) </text:span></text:p>
        </text:list-item>
      </text:list>
      <text:p text:style-name="P22"><text:span text:style-name="T11">17:00÷ 17:20– weryfikacja zgłoszeń;</text:span></text:p>
      <text:p text:style-name="P22"><text:span text:style-name="T11">17:20÷ 17:50– odprawa techniczna;</text:span></text:p>
      <text:p text:style-name="P25"><text:span text:style-name="T11"><text:s text:c="6"/>17:50 ÷ 18:00 – uroczyste otwarcie turnieju;</text:span></text:p>
      <text:p text:style-name="P21"><text:span text:style-name="T9">18:00 – 20:15 rundy I-IX <text:s text:c="2"/></text:span></text:p>
      <text:p text:style-name="P23"/>
      <text:p text:style-name="P21"><text:span text:style-name="T9">Uroczystość zakończenia turnieju, wraz z wręczeniem nagród odbędzie się 13.03.2020 r. po zakończeniu ostatniej rundy</text:span></text:p>
      <text:p text:style-name="P20"><text:span text:style-name="T11">Za</text:span><text:span text:style-name="T10"> I miejsce zwycięzca otrzyma puchar. 25% z wpisowego przeznaczone jest na nagrody. 75 % przeznaczone jest na organizację </text:span><text:span text:style-name="T15">Międzynarodowego Memoriału Szachowego</text:span><text:span text:style-name="T10"> </text:span><text:span text:style-name="T15">„Rodziny Ulmów zamordowanej przez Niemców za ratowanie Żydów podczas II wojny światowej”.</text:span><text:span text:style-name="T16"> <text:s text:c="22"/></text:span><text:span text:style-name="T9"><text:s text:c="25"/></text:span></text:p>
      <text:list xml:id="list30576951" text:continue-numbering="true" text:style-name="WW8Num2">
        <text:list-item>
          <text:p text:style-name="P17"><text:span text:style-name="T9">Pozostałe przepisy: </text:span><text:span text:style-name="T11">W turnieju obowiązują przepisy gry FIDE, według aktualnego „Kodeksu Szachowego” Polskiego Związku Szachowego.</text:span></text:p>
        </text:list-item>
      </text:list>
      <text:p text:style-name="P26">O kolejności zajętych miejsc w turnieju decyduje ilość zdobytych punktów, zaś w przypadku równej ilości punktów, o wyższym miejscu decyduje punktacja dodatkowa według następującej kolejności:</text:p>
      <text:list xml:id="list4656757636589768711" text:style-name="WW8Num1">
        <text:list-item>
          <text:p text:style-name="P24">Buchholz średni,</text:p>
        </text:list-item>
        <text:list-item>
          <text:p text:style-name="P24">Buchholz,</text:p>
        </text:list-item>
        <text:list-item>
          <text:p text:style-name="P24">liczba zwycięstw,</text:p>
        </text:list-item>
        <text:list-item>
          <text:p text:style-name="P24">progress.</text:p>
        </text:list-item>
      </text:list>
      <text:p text:style-name="P27"><text:span text:style-name="T11">Niniejszy turniej jest przedsięwzięciem dbającym o podtrzymanie wizerunku szachów jako wzorca uczciwej dyscypliny sportowej. </text:span><text:span text:style-name="T5">Na sali gry obowiązują zasady dobrego zachowania, umożliwiające zawodnikom bezproblemowe rozegranie partii. </text:span><text:span text:style-name="T11">Istotne naruszenia etyki lub zasad rywalizacji sportowej nie będą tolerowane. W celu ochrony zawodników przed nieuczciwą postawą innych uczestników turnieju, zgodnie z zaleceniami FIDE, Sędzia Główny powinien m.in., w porozumieniu z Dyrektorem Turnieju, zarządzić dokonanie przeszukania zawodnika oraz rzeczy do niego należących, jeżeli istnieje uzasadnione podejrzenie, że dany zawodnik może </text:span><text:soft-page-break/><text:span text:style-name="T11">korzystać z niedozwolonej pomocy elektronicznej lub osób trzecich. W stosunku do wszystkich osób grających i kibicujących obowiązuje zakaz wnoszenia jakichkolwiek urządzeń elektronicznych na salę gry, chyba, że sędzia główny wyda personalnie stosowne zezwolenie. Na sali gry niedozwolone jest przebywanie osób pod wpływem jakichkolwiek środków odurzających.</text:span></text:p>
      <text:p text:style-name="P27"><text:span text:style-name="T11">Szachiści</text:span><text:span text:style-name="T5"> wyrażają zgodę na udostępnienie dokumentacji fotograficznej do celów promocyjnych. Fotografowanie jest dozwolone przez pierwszych pięć minut każdej rundy.</text:span></text:p>
      <text:p text:style-name="P27"><text:span text:style-name="T5">Organizatorzy zastrzegają sobie prawo zmian w regulaminie. W przypadkach spraw nieuregulowanych</text:span><text:span text:style-name="T11"> regulaminem lub związanych z jego interpretacją, ostateczną decyzję podejmuje Sędzia Główny (w sprawach sportowych) oraz Dyrektor Turnieju (w sprawach organizacyjnych).</text:span></text:p>
      <text:p text:style-name="P28">W sprawach spornych zostanie powołana komisja w składzie: Sędzia Główny, przedstawiciel organizatora, przedstawiciel uczestników (niebędący stroną sporu). Zawodnicy, którzy dopuścili się łamania postanowień regulaminu we wcześniejszych turniejach, nie będą dopuszczani do gry w ich kolejnych edycjach.</text:p>
      <text:p text:style-name="P28">Uczestnicy rozgrywek ubezpieczają się we własnym zakresie. Organizator nie zapewnia noclegu, ani wyżywienia. Zgłoszenie się do turnieju jest równoznaczne z zaakceptowaniem postanowień niniejszego Regulaminu.</text:p>
      <text:list xml:id="list30579259" text:continue-list="list30576951" text:style-name="WW8Num2">
        <text:list-item>
          <text:p text:style-name="P14"><text:span text:style-name="T2">Sponsorzy</text:span><text:span text:style-name="T13">:</text:span></text:p>
        </text:list-item>
      </text:list>
      <text:p text:style-name="P29">- MK Janusz Domagała spółka jawna;</text:p>
      <text:p text:style-name="P30"/>
      <text:list xml:id="list30593180" text:continue-numbering="true" text:style-name="WW8Num2">
        <text:list-item>
          <text:p text:style-name="P14"><text:span text:style-name="T2">Współpraca</text:span><text:span text:style-name="T1">:</text:span></text:p>
        </text:list-item>
      </text:list>
      <text:list xml:id="list30580016" text:continue-list="list8790085990860621070" text:style-name="WW8Num4">
        <text:list-item>
          <text:p text:style-name="P2"><text:span text:style-name="T7">Conwex Serwis </text:span><text:a xlink:type="simple" xlink:href="http://www.conwex.pl/" text:style-name="Internet_20_link" text:visited-style-name="Visited_20_Internet_20_Link"><text:span text:style-name="Internet_20_link"><text:span text:style-name="T7">www.conwex.pl</text:span></text:span></text:a><text:span text:style-name="T7">;</text:span></text:p>
        </text:list-item>
        <text:list-item>
          <text:p text:style-name="P2"><text:span text:style-name="T7">Virgo Poligrafia </text:span><text:a xlink:type="simple" xlink:href="http://www.virgo.net.pl/" text:style-name="Internet_20_link" text:visited-style-name="Visited_20_Internet_20_Link"><text:span text:style-name="Internet_20_link"><text:span text:style-name="T7">www.virgo.net.pl</text:span></text:span></text:a><text:span text:style-name="T7">;</text:span></text:p>
        </text:list-item>
        <text:list-item>
          <text:p text:style-name="P3">Biuro Rachunkowe Mirosława Siczek.</text:p>
        </text:list-item>
      </text:list>
      <text:list xml:id="list30571646" text:continue-list="list30593180" text:style-name="WW8Num2">
        <text:list-item>
          <text:p text:style-name="P1"><text:span text:style-name="T7">Patronat Medialny: Dwutygodnik „ Twój Radom” </text:span><text:a xlink:type="simple" xlink:href="https://twojradom.pl/" text:style-name="Internet_20_link" text:visited-style-name="Visited_20_Internet_20_Link"><text:span text:style-name="Internet_20_link">https://twojradom.pl/</text:span></text:a> <text:s/></text:p>
        </text:list-item>
      </text:list>
      <text:p text:style-name="P4"><text:span text:style-name="T7">Telewizja Internetowa „Głos Obywatelski”</text:span></text:p>
      <text:p text:style-name="P6">Radom, 03.03.2020 r.</text:p>
      <text:p text:style-name="P7">Dyrektor Mistrzostw</text:p>
      <text:p text:style-name="P5"><text:s text:c="103"/>/-/ Marek Niedźwiecki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imSun1" svg:font-family="SimSun, 宋体" style:font-pitch="variable"/>
    <style:font-face style:name="Mangal2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l" fo:country="PL" style:letter-kerning="true" style:font-name-asian="SimSun1" style:font-size-asian="12pt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/>
    </style:style>
    <style:style style:name="Nagłówek17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Podpis17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Nagłówek16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" style:font-size-complex="14pt"/>
    </style:style>
    <style:style style:name="Podpis16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Nagłówek1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" style:font-size-complex="14pt"/>
    </style:style>
    <style:style style:name="Podpis1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Nagłówek1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" style:font-size-complex="14pt"/>
    </style:style>
    <style:style style:name="Podpis1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Nagłówek1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" style:font-size-complex="14pt"/>
    </style:style>
    <style:style style:name="Podpis1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Nagłówek1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" style:font-size-complex="14pt"/>
    </style:style>
    <style:style style:name="Podpis1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Nagłówek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" style:font-size-complex="14pt"/>
    </style:style>
    <style:style style:name="Podpis1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Nagłówek10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10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9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9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8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Podpis8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Nagłówek7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Podpis7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Nagłówek6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6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2" style:font-size-complex="10.5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2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Mangal2" style:font-size-complex="7pt"/>
    </style:style>
    <style:style style:name="Normalny_20__28_Web_29_" style:display-name="Normalny (Web)" style:family="paragraph" style:parent-style-name="Standard">
      <style:paragraph-properties fo:margin-top="0.494cm" fo:margin-bottom="0.494cm" fo:orphans="2" fo:widows="2" fo:hyphenation-ladder-count="no-limit"/>
      <style:text-properties style:font-name-asian="Times New Roman" style:font-name-complex="Mangal2" fo:hyphenate="true" fo:hyphenation-remain-char-count="2" fo:hyphenation-push-char-count="2"/>
    </style:style>
    <style:style style:name="WW8Num1z0" style:family="text">
      <style:text-properties fo:color="#000000" fo:font-size="10pt" style:font-size-asian="10pt" style:font-name-complex="Times New Roman" style:font-size-complex="10pt"/>
    </style:style>
    <style:style style:name="WW8Num2z0" style:family="text">
      <style:text-properties fo:color="#000000" style:font-name="Times New Roman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WW8Num3z0" style:family="text"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WW8Num4z0" style:family="text">
      <style:text-properties fo:color="#000000" fo:font-size="10pt" style:font-size-asian="10pt" style:font-name-complex="Times New Roman" style:font-size-complex="10pt"/>
    </style:style>
    <style:style style:name="WW8Num5z0" style:family="text">
      <style:text-properties fo:font-size="10pt" style:font-size-asian="10pt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omyślna_20_czcionka_20_akapitu" style:display-name="Domyślna czcionka akapitu" style:family="text"/>
    <style:style style:name="Absatz-Standardschriftart" style:family="text"/>
    <style:style style:name="Domyślna_20_czcionka_20_akapitu17" style:display-name="Domyślna czcionka akapitu17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fo:color="#000000" fo:font-size="10pt" style:font-size-asian="10pt" style:font-name-complex="Times New Roman" style:font-size-complex="10pt"/>
    </style:style>
    <style:style style:name="WW8Num6z1" style:family="text"/>
    <style:style style:name="WW8Num6z2" style:family="text"/>
    <style:style style:name="Domyślna_20_czcionka_20_akapitu16" style:display-name="Domyślna czcionka akapitu16" style:family="text"/>
    <style:style style:name="Domyślna_20_czcionka_20_akapitu15" style:display-name="Domyślna czcionka akapitu15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omyślna_20_czcionka_20_akapitu14" style:display-name="Domyślna czcionka akapitu14" style:family="text"/>
    <style:style style:name="Domyślna_20_czcionka_20_akapitu13" style:display-name="Domyślna czcionka akapitu13" style:family="text"/>
    <style:style style:name="Domyślna_20_czcionka_20_akapitu12" style:display-name="Domyślna czcionka akapitu12" style:family="text"/>
    <style:style style:name="Domyślna_20_czcionka_20_akapitu11" style:display-name="Domyślna czcionka akapitu11" style:family="text"/>
    <style:style style:name="Domyślna_20_czcionka_20_akapitu10" style:display-name="Domyślna czcionka akapitu10" style:family="text"/>
    <style:style style:name="Domyślna_20_czcionka_20_akapitu9" style:display-name="Domyślna czcionka akapitu9" style:family="text"/>
    <style:style style:name="Domyślna_20_czcionka_20_akapitu8" style:display-name="Domyślna czcionka akapitu8" style:family="text"/>
    <style:style style:name="Domyślna_20_czcionka_20_akapitu7" style:display-name="Domyślna czcionka akapitu7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omyślna_20_czcionka_20_akapitu6" style:display-name="Domyślna czcionka akapitu6" style:family="text"/>
    <style:style style:name="Domyślna_20_czcionka_20_akapitu5" style:display-name="Domyślna czcionka akapitu5" style:family="text"/>
    <style:style style:name="Domyślna_20_czcionka_20_akapitu4" style:display-name="Domyślna czcionka akapitu4" style:family="text"/>
    <style:style style:name="Domyślna_20_czcionka_20_akapitu3" style:display-name="Domyślna czcionka akapitu3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7z0" style:family="text"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omyślna_20_czcionka_20_akapitu2" style:display-name="Domyślna czcionka akapitu2" style:family="text"/>
    <style:style style:name="Domyślna_20_czcionka_20_akapitu1" style:display-name="Domyślna czcionka akapitu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agłówek_20_Znak" style:display-name="Nagłówek Znak" style:family="text">
      <style:text-properties fo:font-size="12pt" style:letter-kerning="true" style:font-name-asian="SimSun1" style:font-size-asian="12pt" style:font-name-complex="Mangal2" style:font-size-complex="10.5pt" style:language-complex="hi" style:country-complex="IN"/>
    </style:style>
    <style:style style:name="Stopka_20_Znak" style:display-name="Stopka Znak" style:family="text">
      <style:text-properties fo:font-size="12pt" style:letter-kerning="true" style:font-name-asian="SimSun1" style:font-size-asian="12pt" style:font-name-complex="Mangal2" style:font-size-complex="10.5pt" style:language-complex="hi" style:country-complex="IN"/>
    </style:style>
    <style:style style:name="Tekst_20_dymka_20_Znak" style:display-name="Tekst dymka Znak" style:family="text">
      <style:text-properties style:font-name="Tahoma" fo:font-size="8pt" style:letter-kerning="true" style:font-name-asian="SimSun1" style:font-size-asian="8pt" style:font-name-complex="Mangal2" style:font-size-complex="7pt" style:language-complex="hi" style:country-complex="IN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51cm" fo:text-indent="-0.635cm" fo:margin-left="0.885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2</text:page-number></text:span><text:span text:style-name="MT1">/</text:span><text:span text:style-name="MT1"><text:page-count style:num-format="1">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rbear</meta:initial-creator>
    <meta:creation-date>2020-02-09T15:49:00</meta:creation-date>
    <dc:creator>Marek Niedźwiecki</dc:creator>
    <dc:date>2020-03-03T10:34:47.53</dc:date>
    <meta:print-date>2017-05-04T14:50:00</meta:print-date>
    <meta:editing-cycles>4</meta:editing-cycles>
    <meta:editing-duration>PT4M34S</meta:editing-duration>
    <meta:generator>OpenOffice/4.1.5$Win32 OpenOffice.org_project/415m1$Build-9789</meta:generator>
    <meta:document-statistic meta:table-count="0" meta:image-count="0" meta:object-count="0" meta:page-count="2" meta:paragraph-count="52" meta:word-count="617" meta:character-count="5023"/>
  </office:meta>
</office:document-meta>
</file>